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00%"/>
      <style:text-properties fo:font-size="13pt" style:font-size-asian="13pt" style:font-size-complex="13pt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665023" text:style-name="L1">
        <text:list-item>
          <text:p text:style-name="P1">Requirements/Game Design Presentation</text:p>
          <text:list>
            <text:list-item>
              <text:p text:style-name="P1">Joke</text:p>
              <text:list>
                <text:list-item>
                  <text:p text:style-name="P1">How many computer scientists does it take to change a light bulb?</text:p>
                </text:list-item>
              </text:list>
            </text:list-item>
            <text:list-item>
              <text:p text:style-name="P1">Game Design</text:p>
              <text:list>
                <text:list-item>
                  <text:p text:style-name="P1">Competition and Development Goals background</text:p>
                  <text:list>
                    <text:list-item>
                      <text:p text:style-name="P1">4 Members, $6000</text:p>
                    </text:list-item>
                    <text:list-item>
                      <text:p text:style-name="P1">How technology can make the world a better place</text:p>
                    </text:list-item>
                    <text:list-item>
                      <text:p text:style-name="P1">UN DG's</text:p>
                      <text:list>
                        <text:list-item>
                          <text:p text:style-name="P1">Disease Prevention <text:s/>(HIV/AIDS)</text:p>
                        </text:list-item>
                        <text:list-item>
                          <text:p text:style-name="P1">Universal Education</text:p>
                        </text:list-item>
                        <text:list-item>
                          <text:p text:style-name="P1">Poverty/Hunger Reduction</text:p>
                        </text:list-item>
                        <text:list-item>
                          <text:p text:style-name="P1">Gender Equality</text:p>
                        </text:list-item>
                        <text:list-item>
                          <text:p text:style-name="P1">Child Health</text:p>
                        </text:list-item>
                        <text:list-item>
                          <text:p text:style-name="P1">Maternal Health</text:p>
                        </text:list-item>
                        <text:list-item>
                          <text:p text:style-name="P1">Environmental Sustainability</text:p>
                        </text:list-item>
                        <text:list-item>
                          <text:p text:style-name="P1">Global Partnership</text:p>
                        </text:list-item>
                      </text:list>
                    </text:list-item>
                  </text:list>
                </text:list-item>
                <text:list-item>
                  <text:p text:style-name="P1">Plot Overview</text:p>
                  <text:list>
                    <text:list-item>
                      <text:p text:style-name="P1">Youth trying to make slum village a better place to live with help of key community figures.</text:p>
                    </text:list-item>
                    <text:list-item>
                      <text:p text:style-name="P1">We will teach and give opportunities to help along the way.</text:p>
                    </text:list-item>
                  </text:list>
                </text:list-item>
                <text:list-item>
                  <text:p text:style-name="P1">Sample Quests</text:p>
                  <text:list>
                    <text:list-item>
                      <text:p text:style-name="P1">Collect cotton, make bandages, get bandages to the hospital</text:p>
                    </text:list-item>
                    <text:list-item>
                      <text:p text:style-name="P1">Distribute mosquito nets</text:p>
                    </text:list-item>
                    <text:list-item>
                      <text:p text:style-name="P1">Solve solar panel array placement puzzle</text:p>
                    </text:list-item>
                  </text:list>
                </text:list-item>
                <text:list-item>
                  <text:p text:style-name="P1">Target Audience vs Target Player\</text:p>
                  <text:list>
                    <text:list-item>
                      <text:p text:style-name="P1">Judges – win money</text:p>
                    </text:list-item>
                    <text:list-item>
                      <text:p text:style-name="P1">UN – Do them right, raise awareness</text:p>
                    </text:list-item>
                    <text:list-item>
                      <text:p text:style-name="P1">Played by students, downloaded and installed by teachers</text:p>
                    </text:list-item>
                  </text:list>
                </text:list-item>
              </text:list>
            </text:list-item>
            <text:list-item>
              <text:p text:style-name="P1">Use Cases/Menus/Storyboard</text:p>
              <text:list>
                <text:list-item>
                  <text:list>
                    <text:list-item>
                      <text:p text:style-name="P1">Inventory</text:p>
                    </text:list-item>
                    <text:list-item>
                      <text:p text:style-name="P1">Quests</text:p>
                    </text:list-item>
                    <text:list-item>
                      <text:p text:style-name="P1">Conversation Manager</text:p>
                    </text:list-item>
                    <text:list-item>
                      <text:p text:style-name="P1">Characters</text:p>
                    </text:list-item>
                    <text:list-item>
                      <text:p text:style-name="P1">Buildings</text:p>
                    </text:list-item>
                    <text:list-item>
                      <text:p text:style-name="P1">Tile set / Map</text:p>
                    </text:list-item>
                  </text:list>
                </text:list-item>
                <text:list-item>
                  <text:p text:style-name="P1">Anything remaining, UN Data, how saving might work</text:p>
                </text:list-item>
              </text:list>
            </text:list-item>
            <text:list-item>
              <text:p text:style-name="P1">Technologies/Techniques to be used</text:p>
              <text:list>
                <text:list-item>
                  <text:p text:style-name="P1">XNA</text:p>
                </text:list-item>
                <text:list-item>
                  <text:p text:style-name="P1">Box2D </text:p>
                </text:list-item>
                <text:list-item>
                  <text:p text:style-name="P1">Navigation Meshes</text:p>
                </text:list-item>
                <text:list-item>
                  <text:p text:style-name="P1">In-House Map Editor</text:p>
                </text:list-item>
                <text:list-item>
                  <text:p text:style-name="P1">XML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Dale</meta:initial-creator>
    <meta:creation-date>2012-02-20T13:47:22.43</meta:creation-date>
    <dc:date>2012-02-22T13:57:21.80</dc:date>
    <dc:creator>Justin Dale</dc:creator>
    <meta:editing-duration>P1DT18H17M27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41" meta:word-count="201" meta:character-count="1177"/>
  </office:meta>
</office:document-meta>
</file>